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068cm"/>
      <style:paragraph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3.185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13.502cm" fo:min-width="0cm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.909cm"/>
      <style:paragraph-properties style:writing-mode="lr-tb"/>
    </style:style>
    <style:style style:name="gr8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dash" draw:stroke-dash="Double_20_Dash" svg:stroke-width="0.028cm" svg:stroke-color="#069a2e" draw:marker-start-width="0.242cm" draw:marker-end-width="0.242cm" svg:stroke-linecap="butt" draw:fill="none" draw:textarea-horizontal-align="justify" draw:textarea-vertical-align="middle" draw:auto-grow-height="false" fo:min-height="1.309cm" fo:min-width="14.395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0.43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fo:min-height="0.957cm"/>
      <style:paragraph-properties style:writing-mode="lr-tb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font-size="14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paragraph-properties fo:text-align="center"/>
      <style:text-properties fo:font-size="10pt"/>
    </style:style>
    <style:style style:name="P9" style:family="paragraph">
      <style:text-properties fo:color="#000000" loext:opacity="100%" fo:font-size="8pt"/>
    </style:style>
    <style:style style:name="P10" style:family="paragraph">
      <loext:graphic-properties draw:fill="none" draw:fill-color="#ffffff"/>
      <style:text-properties fo:color="#000000" loext:opacity="100%" fo:font-size="8pt"/>
    </style:style>
    <style:style style:name="P11" style:family="paragraph">
      <style:paragraph-properties fo:text-align="center"/>
      <style:text-properties fo:color="#069a2e" loext:opacity="100%" fo:font-size="8pt"/>
    </style:style>
    <style:style style:name="P12" style:family="paragraph">
      <loext:graphic-properties draw:fill="none" draw:fill-color="#ffffff"/>
      <style:paragraph-properties fo:text-align="center"/>
      <style:text-properties fo:color="#069a2e" loext:opacity="100%" fo:font-size="8pt"/>
    </style:style>
    <style:style style:name="T1" style:family="text">
      <style:text-properties fo:color="#000000" loext:opacity="100%" fo:font-size="8pt"/>
    </style:style>
    <style:style style:name="T2" style:family="text">
      <style:text-properties fo:color="#069a2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75cm" svg:height="0.962cm" svg:x="9.42cm" svg:y="1.317cm">
          <draw:text-box>
            <text:p text:style-name="P1">OID4VP</text:p>
          </draw:text-box>
        </draw:frame>
        <draw:frame draw:style-name="gr2" draw:text-style-name="P4" draw:layer="layout" svg:width="2.54cm" svg:height="0.806cm" svg:x="1.517cm" svg:y="2.587cm">
          <draw:text-box>
            <text:p text:style-name="P3">Verifier</text:p>
          </draw:text-box>
        </draw:frame>
        <draw:frame draw:style-name="gr2" draw:text-style-name="P4" draw:layer="layout" svg:width="2.54cm" svg:height="0.806cm" svg:x="17.117cm" svg:y="2.587cm">
          <draw:text-box>
            <text:p text:style-name="P3">Wallet</text:p>
          </draw:text-box>
        </draw:frame>
        <draw:custom-shape draw:style-name="gr3" draw:text-style-name="P5" draw:layer="layout" svg:width="0.178cm" svg:height="13.435cm" svg:x="2.687cm" svg:y="3.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178cm" svg:height="13.752cm" svg:x="18.387cm" svg:y="3.4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222cm" svg:y1="4.475cm" svg:x2="18.145cm" svg:y2="4.475cm">
          <text:p/>
        </draw:line>
        <draw:frame draw:style-name="gr6" draw:text-style-name="P8" draw:layer="layout" svg:width="3.175cm" svg:height="0.645cm" svg:x="9.256cm" svg:y="3.914cm">
          <draw:text-box>
            <text:p text:style-name="P7">Auth. Req.</text:p>
          </draw:text-box>
        </draw:frame>
        <draw:frame draw:style-name="gr7" draw:text-style-name="P10" draw:layer="layout" svg:width="7.084cm" svg:height="2.159cm" svg:x="7.368cm" svg:y="4.693cm">
          <draw:text-box>
            <text:p text:style-name="P9"><text:span text:style-name="T1">GET /authorize?</text:span></text:p>
            <text:p text:style-name="P9"><text:span text:style-name="T1"><text:s text:c="3"/></text:span><text:span text:style-name="T1">response_type=vp_token</text:span></text:p>
            <text:p text:style-name="P9"><text:span text:style-name="T1"><text:s text:c="3"/></text:span><text:span text:style-name="T1">&amp;presentation_definition=&lt;angeforderte Creds.&gt;</text:span></text:p>
            <text:p text:style-name="P9"><text:span text:style-name="T1"><text:s text:c="3"/></text:span><text:span text:style-name="T1">&amp;nonce=xyz</text:span></text:p>
            <text:p text:style-name="P9"><text:span text:style-name="T1"><text:s text:c="3"/></text:span><text:span text:style-name="T1">&amp;didcomm_required=did:x:verifier</text:span></text:p>
          </draw:text-box>
        </draw:frame>
        <draw:frame draw:style-name="gr6" draw:text-style-name="P8" draw:layer="layout" svg:width="3.175cm" svg:height="0.645cm" svg:x="9.357cm" svg:y="8.015cm">
          <draw:text-box>
            <text:p text:style-name="P7">DidComm:</text:p>
          </draw:text-box>
        </draw:frame>
        <draw:line draw:style-name="gr8" draw:text-style-name="P6" draw:layer="layout" svg:x1="17.827cm" svg:y1="9.352cm" svg:x2="3.54cm" svg:y2="9.352cm">
          <text:p/>
        </draw:line>
        <draw:custom-shape draw:style-name="gr9" draw:text-style-name="P6" draw:layer="layout" svg:width="14.923cm" svg:height="1.587cm" svg:x="3.222cm" svg:y="8.73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38cm" svg:y1="9.652cm" svg:x2="17.825cm" svg:y2="9.652cm">
          <text:p/>
        </draw:line>
        <draw:line draw:style-name="gr8" draw:text-style-name="P6" draw:layer="layout" svg:x1="17.828cm" svg:y1="9.952cm" svg:x2="3.541cm" svg:y2="9.952cm">
          <text:p/>
        </draw:line>
        <draw:frame draw:style-name="gr6" draw:text-style-name="P8" draw:layer="layout" svg:width="3.175cm" svg:height="0.645cm" svg:x="9.358cm" svg:y="8.016cm">
          <draw:text-box>
            <text:p text:style-name="P7">DidComm:</text:p>
          </draw:text-box>
        </draw:frame>
        <draw:frame draw:style-name="gr10" draw:text-style-name="P12" draw:layer="layout" svg:width="5.715cm" svg:height="0.569cm" svg:x="8.002cm" svg:y="8.817cm">
          <draw:text-box>
            <text:p text:style-name="P11"><text:span text:style-name="T2">Verbindung prüfen. Korrelation mit nonce</text:span></text:p>
          </draw:text-box>
        </draw:frame>
        <draw:line draw:style-name="gr5" draw:text-style-name="P6" draw:layer="layout" svg:x1="18.146cm" svg:y1="12.275cm" svg:x2="3.223cm" svg:y2="12.275cm">
          <text:p/>
        </draw:line>
        <draw:frame draw:style-name="gr6" draw:text-style-name="P8" draw:layer="layout" svg:width="3.175cm" svg:height="0.645cm" svg:x="9.359cm" svg:y="11.717cm">
          <draw:text-box>
            <text:p text:style-name="P7">Auth. Resp.</text:p>
          </draw:text-box>
        </draw:frame>
        <draw:frame draw:style-name="gr11" draw:text-style-name="P10" draw:layer="layout" svg:width="6.032cm" svg:height="1.205cm" svg:x="7.885cm" svg:y="12.394cm">
          <draw:text-box>
            <text:p text:style-name="P9"><text:span text:style-name="T1">HTTP/1.1 302 Found</text:span></text:p>
            <text:p text:style-name="P9"><text:span text:style-name="T1">Location: /cb?presentation_submission=… </text:span></text:p>
            <text:p text:style-name="P9"><text:span text:style-name="T1">&amp;vp_token=&lt;Presentation&gt;</text:span></text:p>
          </draw:text-box>
        </draw:frame>
        <draw:frame draw:style-name="gr6" draw:text-style-name="P8" draw:layer="layout" svg:width="3.175cm" svg:height="0.645cm" svg:x="9.36cm" svg:y="13.518cm">
          <draw:text-box>
            <text:p text:style-name="P7">oder</text:p>
          </draw:text-box>
        </draw:frame>
        <draw:frame draw:style-name="gr12" draw:text-style-name="P10" draw:layer="layout" svg:width="8.62cm" svg:height="1.207cm" svg:x="6.567cm" svg:y="14.195cm">
          <draw:text-box>
            <text:p text:style-name="P9"><text:span text:style-name="T1">HTTP/1.1 302 </text:span><text:span text:style-name="T1">Found</text:span></text:p>
            <text:p text:style-name="P9"><text:span text:style-name="T1">Location: /cb?</text:span><text:span text:style-name="T1">error=access_denie</text:span><text:span text:style-name="T1">d</text:span></text:p>
            <text:p text:style-name="P9"><text:span text:style-name="T1">&amp;error_description=</text:span><text:span text:style-name="T1">DidComm</text:span><text:span text:style-name="T1">%20connection</text:span><text:span text:style-name="T1">%20not%20want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0:20:58.441862085</meta:creation-date>
    <dc:date>2023-08-15T11:27:13.627409317</dc:date>
    <meta:editing-duration>PT15M13S</meta:editing-duration>
    <meta:editing-cycles>2</meta:editing-cycles>
    <meta:generator>LibreOffice/7.3.7.2$Linux_X86_64 LibreOffice_project/30$Build-2</meta:generator>
    <meta:document-statistic meta:object-count="20"/>
  </office:meta>
</office:document-meta>
</file>